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3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1.786cm"/>
    </style:style>
    <style:style style:name="gr5" style:family="graphic" style:parent-style-name="objectwithoutfill">
      <style:graphic-properties svg:stroke-width="0.212cm" svg:stroke-color="#999999" draw:marker-start="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loext:graphic-properties draw:fill="none" draw:fill-color="#dddddd"/>
      <style:paragraph-properties fo:text-align="center"/>
      <style:text-properties fo:font-size="3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.286cm" svg:height="1.397cm" svg:x="3.159cm" svg:y="6.71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5.445cm" svg:y="6.71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6.71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6.71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6.71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6.71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6.71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6.71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27cm" svg:y1="10.525cm" svg:x2="22.336cm" svg:y2="10.525cm">
            <text:p/>
          </draw:line>
          <draw:line draw:style-name="gr3" draw:text-style-name="P3" draw:layer="layout" svg:x1="4.329cm" svg:y1="10.046cm" svg:x2="4.329cm" svg:y2="10.808cm">
            <text:p/>
          </draw:line>
          <draw:line draw:style-name="gr3" draw:text-style-name="P3" draw:layer="layout" svg:x1="6.623cm" svg:y1="10.046cm" svg:x2="6.623cm" svg:y2="10.808cm">
            <text:p/>
          </draw:line>
          <draw:line draw:style-name="gr3" draw:text-style-name="P3" draw:layer="layout" svg:x1="8.917cm" svg:y1="10.046cm" svg:x2="8.917cm" svg:y2="10.808cm">
            <text:p/>
          </draw:line>
          <draw:line draw:style-name="gr3" draw:text-style-name="P3" draw:layer="layout" svg:x1="11.129cm" svg:y1="10.046cm" svg:x2="11.129cm" svg:y2="10.808cm">
            <text:p/>
          </draw:line>
          <draw:line draw:style-name="gr3" draw:text-style-name="P3" draw:layer="layout" svg:x1="13.504cm" svg:y1="10.046cm" svg:x2="13.504cm" svg:y2="10.808cm">
            <text:p/>
          </draw:line>
          <draw:line draw:style-name="gr3" draw:text-style-name="P3" draw:layer="layout" svg:x1="15.798cm" svg:y1="10.046cm" svg:x2="15.798cm" svg:y2="10.808cm">
            <text:p/>
          </draw:line>
          <draw:line draw:style-name="gr3" draw:text-style-name="P3" draw:layer="layout" svg:x1="18.092cm" svg:y1="10.046cm" svg:x2="18.092cm" svg:y2="10.808cm">
            <text:p/>
          </draw:line>
          <draw:line draw:style-name="gr3" draw:text-style-name="P3" draw:layer="layout" svg:x1="20.304cm" svg:y1="10.046cm" svg:x2="20.304cm" svg:y2="10.808cm">
            <text:p/>
          </draw:line>
          <draw:g>
            <draw:custom-shape draw:style-name="gr4" draw:text-style-name="P5" draw:layer="layout" svg:width="2.286cm" svg:height="1.397cm" svg:x="3.159cm" svg:y="11.543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5.445cm" svg:y="11.543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7.731cm" svg:y="11.543cm">
              <text:p text:style-name="P4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0.017cm" svg:y="11.543cm">
              <text:p text:style-name="P4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2.303cm" svg:y="11.543cm">
              <text:p text:style-name="P4">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4.589cm" svg:y="11.543cm">
              <text:p text:style-name="P4">5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6.875cm" svg:y="11.543cm">
              <text:p text:style-name="P4">6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9.161cm" svg:y="11.543cm">
              <text:p text:style-name="P4">7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>
          <draw:g>
            <draw:custom-shape draw:style-name="gr1" draw:text-style-name="P2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934cm" svg:y1="13.895cm" svg:x2="23cm" svg:y2="13.895cm">
            <text:p/>
          </draw:line>
          <draw:line draw:style-name="gr3" draw:text-style-name="P3" draw:layer="layout" svg:x1="4.993cm" svg:y1="13.416cm" svg:x2="4.993cm" svg:y2="14.178cm">
            <text:p/>
          </draw:line>
          <draw:line draw:style-name="gr3" draw:text-style-name="P3" draw:layer="layout" svg:x1="7.287cm" svg:y1="13.416cm" svg:x2="7.287cm" svg:y2="14.178cm">
            <text:p/>
          </draw:line>
          <draw:line draw:style-name="gr3" draw:text-style-name="P3" draw:layer="layout" svg:x1="9.581cm" svg:y1="13.416cm" svg:x2="9.581cm" svg:y2="14.178cm">
            <text:p/>
          </draw:line>
          <draw:line draw:style-name="gr3" draw:text-style-name="P3" draw:layer="layout" svg:x1="11.793cm" svg:y1="13.416cm" svg:x2="11.793cm" svg:y2="14.178cm">
            <text:p/>
          </draw:line>
          <draw:line draw:style-name="gr3" draw:text-style-name="P3" draw:layer="layout" svg:x1="14.168cm" svg:y1="13.416cm" svg:x2="14.168cm" svg:y2="14.178cm">
            <text:p/>
          </draw:line>
          <draw:line draw:style-name="gr3" draw:text-style-name="P3" draw:layer="layout" svg:x1="16.462cm" svg:y1="13.416cm" svg:x2="16.462cm" svg:y2="14.178cm">
            <text:p/>
          </draw:line>
          <draw:line draw:style-name="gr3" draw:text-style-name="P3" draw:layer="layout" svg:x1="18.756cm" svg:y1="13.416cm" svg:x2="18.756cm" svg:y2="14.178cm">
            <text:p/>
          </draw:line>
          <draw:line draw:style-name="gr3" draw:text-style-name="P3" draw:layer="layout" svg:x1="20.968cm" svg:y1="13.416cm" svg:x2="20.968cm" svg:y2="14.178cm">
            <text:p/>
          </draw:line>
          <draw:g>
            <draw:custom-shape draw:style-name="gr4" draw:text-style-name="P5" draw:layer="layout" svg:width="2.286cm" svg:height="1.397cm" svg:x="3.823cm" svg:y="14.913cm">
              <text:p text:style-name="P4">-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6.109cm" svg:y="14.913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8.395cm" svg:y="14.913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0.681cm" svg:y="14.913cm">
              <text:p text:style-name="P4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2.967cm" svg:y="14.913cm">
              <text:p text:style-name="P4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5.253cm" svg:y="14.913cm">
              <text:p text:style-name="P4">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7.539cm" svg:y="14.913cm">
              <text:p text:style-name="P4">5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9.825cm" svg:y="14.913cm">
              <text:p text:style-name="P4">6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Default">
        <draw:g>
          <draw:g>
            <draw:custom-shape draw:style-name="gr1" draw:text-style-name="P2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934cm" svg:y1="13.895cm" svg:x2="23cm" svg:y2="13.895cm">
            <text:p/>
          </draw:line>
          <draw:line draw:style-name="gr3" draw:text-style-name="P3" draw:layer="layout" svg:x1="4.993cm" svg:y1="13.416cm" svg:x2="4.993cm" svg:y2="14.178cm">
            <text:p/>
          </draw:line>
          <draw:line draw:style-name="gr3" draw:text-style-name="P3" draw:layer="layout" svg:x1="7.287cm" svg:y1="13.416cm" svg:x2="7.287cm" svg:y2="14.178cm">
            <text:p/>
          </draw:line>
          <draw:line draw:style-name="gr3" draw:text-style-name="P3" draw:layer="layout" svg:x1="9.581cm" svg:y1="13.416cm" svg:x2="9.581cm" svg:y2="14.178cm">
            <text:p/>
          </draw:line>
          <draw:line draw:style-name="gr3" draw:text-style-name="P3" draw:layer="layout" svg:x1="11.793cm" svg:y1="13.416cm" svg:x2="11.793cm" svg:y2="14.178cm">
            <text:p/>
          </draw:line>
          <draw:line draw:style-name="gr3" draw:text-style-name="P3" draw:layer="layout" svg:x1="14.168cm" svg:y1="13.416cm" svg:x2="14.168cm" svg:y2="14.178cm">
            <text:p/>
          </draw:line>
          <draw:line draw:style-name="gr3" draw:text-style-name="P3" draw:layer="layout" svg:x1="16.462cm" svg:y1="13.416cm" svg:x2="16.462cm" svg:y2="14.178cm">
            <text:p/>
          </draw:line>
          <draw:line draw:style-name="gr3" draw:text-style-name="P3" draw:layer="layout" svg:x1="18.756cm" svg:y1="13.416cm" svg:x2="18.756cm" svg:y2="14.178cm">
            <text:p/>
          </draw:line>
          <draw:line draw:style-name="gr3" draw:text-style-name="P3" draw:layer="layout" svg:x1="20.968cm" svg:y1="13.416cm" svg:x2="20.968cm" svg:y2="14.178cm">
            <text:p/>
          </draw:line>
          <draw:g>
            <draw:custom-shape draw:style-name="gr4" draw:text-style-name="P5" draw:layer="layout" svg:width="2.286cm" svg:height="1.397cm" svg:x="3.823cm" svg:y="14.913cm">
              <text:p text:style-name="P4">-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6.109cm" svg:y="14.913cm">
              <text:p text:style-name="P4">-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8.395cm" svg:y="14.913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0.681cm" svg:y="14.913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2.967cm" svg:y="14.913cm">
              <text:p text:style-name="P4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5.253cm" svg:y="14.913cm">
              <text:p text:style-name="P4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7.539cm" svg:y="14.913cm">
              <text:p text:style-name="P4">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9.825cm" svg:y="14.913cm">
              <text:p text:style-name="P4">5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4" draw:style-name="dp1" draw:master-page-name="Default">
        <draw:g>
          <draw:g>
            <draw:custom-shape draw:style-name="gr1" draw:text-style-name="P2" draw:layer="layout" svg:width="2.286cm" svg:height="1.397cm" svg:x="3.159cm" svg:y="6.461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5.445cm" svg:y="6.461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6.461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6.461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6.461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6.461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6.461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6.461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27cm" svg:y1="10.271cm" svg:x2="22.336cm" svg:y2="10.271cm">
            <text:p/>
          </draw:line>
          <draw:line draw:style-name="gr3" draw:text-style-name="P3" draw:layer="layout" svg:x1="4.329cm" svg:y1="9.792cm" svg:x2="4.329cm" svg:y2="10.554cm">
            <text:p/>
          </draw:line>
          <draw:line draw:style-name="gr3" draw:text-style-name="P3" draw:layer="layout" svg:x1="6.623cm" svg:y1="9.792cm" svg:x2="6.623cm" svg:y2="10.554cm">
            <text:p/>
          </draw:line>
          <draw:line draw:style-name="gr3" draw:text-style-name="P3" draw:layer="layout" svg:x1="8.917cm" svg:y1="9.792cm" svg:x2="8.917cm" svg:y2="10.554cm">
            <text:p/>
          </draw:line>
          <draw:line draw:style-name="gr3" draw:text-style-name="P3" draw:layer="layout" svg:x1="11.129cm" svg:y1="9.792cm" svg:x2="11.129cm" svg:y2="10.554cm">
            <text:p/>
          </draw:line>
          <draw:line draw:style-name="gr3" draw:text-style-name="P3" draw:layer="layout" svg:x1="13.504cm" svg:y1="9.792cm" svg:x2="13.504cm" svg:y2="10.554cm">
            <text:p/>
          </draw:line>
          <draw:line draw:style-name="gr3" draw:text-style-name="P3" draw:layer="layout" svg:x1="15.798cm" svg:y1="9.792cm" svg:x2="15.798cm" svg:y2="10.554cm">
            <text:p/>
          </draw:line>
          <draw:line draw:style-name="gr3" draw:text-style-name="P3" draw:layer="layout" svg:x1="18.092cm" svg:y1="9.792cm" svg:x2="18.092cm" svg:y2="10.554cm">
            <text:p/>
          </draw:line>
          <draw:line draw:style-name="gr3" draw:text-style-name="P3" draw:layer="layout" svg:x1="20.304cm" svg:y1="9.792cm" svg:x2="20.304cm" svg:y2="10.554cm">
            <text:p/>
          </draw:line>
          <draw:g>
            <draw:custom-shape draw:style-name="gr4" draw:text-style-name="P5" draw:layer="layout" svg:width="2.286cm" svg:height="1.397cm" svg:x="3.159cm" svg:y="11.289cm">
              <text:p text:style-name="P4">-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5.445cm" svg:y="11.289cm">
              <text:p text:style-name="P4">-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7.731cm" svg:y="11.289cm">
              <text:p text:style-name="P4">-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0.017cm" svg:y="11.289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2.303cm" svg:y="11.289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4.589cm" svg:y="11.289cm">
              <text:p text:style-name="P4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6.875cm" svg:y="11.289cm">
              <text:p text:style-name="P4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9.161cm" svg:y="11.289cm">
              <text:p text:style-name="P4">4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g>
          <draw:g>
            <draw:custom-shape draw:style-name="gr1" draw:text-style-name="P2" draw:layer="layout" svg:width="2.286cm" svg:height="1.397cm" svg:x="5.445cm" svg:y="3.54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3.54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3.54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3.54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3.54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3.54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3.54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21.447cm" svg:y="3.54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4.556cm" svg:y1="10.75cm" svg:x2="25.384cm" svg:y2="10.75cm">
            <text:p/>
          </draw:line>
          <draw:line draw:style-name="gr3" draw:text-style-name="P3" draw:layer="layout" svg:x1="6.615cm" svg:y1="10.271cm" svg:x2="6.615cm" svg:y2="11.033cm">
            <text:p/>
          </draw:line>
          <draw:line draw:style-name="gr3" draw:text-style-name="P3" draw:layer="layout" svg:x1="8.909cm" svg:y1="10.271cm" svg:x2="8.909cm" svg:y2="11.033cm">
            <text:p/>
          </draw:line>
          <draw:line draw:style-name="gr3" draw:text-style-name="P3" draw:layer="layout" svg:x1="11.203cm" svg:y1="10.271cm" svg:x2="11.203cm" svg:y2="11.033cm">
            <text:p/>
          </draw:line>
          <draw:line draw:style-name="gr3" draw:text-style-name="P3" draw:layer="layout" svg:x1="13.415cm" svg:y1="10.271cm" svg:x2="13.415cm" svg:y2="11.033cm">
            <text:p/>
          </draw:line>
          <draw:line draw:style-name="gr3" draw:text-style-name="P3" draw:layer="layout" svg:x1="15.79cm" svg:y1="10.271cm" svg:x2="15.79cm" svg:y2="11.033cm">
            <text:p/>
          </draw:line>
          <draw:line draw:style-name="gr3" draw:text-style-name="P3" draw:layer="layout" svg:x1="18.084cm" svg:y1="10.271cm" svg:x2="18.084cm" svg:y2="11.033cm">
            <text:p/>
          </draw:line>
          <draw:line draw:style-name="gr3" draw:text-style-name="P3" draw:layer="layout" svg:x1="20.378cm" svg:y1="10.271cm" svg:x2="20.378cm" svg:y2="11.033cm">
            <text:p/>
          </draw:line>
          <draw:line draw:style-name="gr3" draw:text-style-name="P3" draw:layer="layout" svg:x1="22.59cm" svg:y1="10.271cm" svg:x2="22.59cm" svg:y2="11.033cm">
            <text:p/>
          </draw:line>
          <draw:g>
            <draw:custom-shape draw:style-name="gr4" draw:text-style-name="P5" draw:layer="layout" svg:width="2.286cm" svg:height="1.397cm" svg:x="5.445cm" svg:y="11.768cm">
              <text:p text:style-name="P4">-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7.731cm" svg:y="11.768cm">
              <text:p text:style-name="P4">-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0.017cm" svg:y="11.768cm">
              <text:p text:style-name="P4">-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2.303cm" svg:y="11.768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4.589cm" svg:y="11.768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6.875cm" svg:y="11.768cm">
              <text:p text:style-name="P4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19.161cm" svg:y="11.768cm">
              <text:p text:style-name="P4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2.286cm" svg:height="1.397cm" svg:x="21.447cm" svg:y="11.768cm">
              <text:p text:style-name="P4">4</text:p>
              <draw:enhanced-geometry svg:viewBox="0 0 21600 21600" draw:type="rectangle" draw:enhanced-path="M 0 0 L 21600 0 21600 21600 0 21600 0 0 Z N"/>
            </draw:custom-shape>
          </draw:g>
          <draw:path draw:style-name="gr5" draw:text-style-name="P3" draw:layer="layout" svg:width="1.852cm" svg:height="3.873cm" draw:transform="rotate (2.71869937583157) translate (8.3659999990455cm 11.2870000021209cm)" svg:viewBox="0 0 1853 3874" svg:d="M0 0c2785 0 1604 3874 1604 3874">
            <text:p/>
          </draw:path>
          <draw:path draw:style-name="gr5" draw:text-style-name="P3" draw:layer="layout" svg:width="1.852cm" svg:height="3.873cm" draw:transform="rotate (-0.422718744833027) translate (19.461cm 4.683cm)" svg:viewBox="0 0 1853 3874" svg:d="M0 0c2785 0 1604 3874 1604 3874">
            <text:p/>
          </draw:path>
          <draw:custom-shape draw:style-name="gr4" draw:text-style-name="P5" draw:layer="layout" svg:width="2.286cm" svg:height="1.397cm" svg:x="7.858cm" svg:y="5.445cm">
            <text:p text:style-name="P4"><text:span text:style-name="T1">+ </text:span>3 y a binario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286cm" svg:height="1.397cm" svg:x="20.558cm" svg:y="8.747cm">
            <text:p text:style-name="P4">a decimal y - 3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8T10:53:50.999230336</meta:creation-date>
    <dc:date>2016-03-18T11:22:04.044353975</dc:date>
    <dc:creator>Eduardo Grosclaude</dc:creator>
    <meta:editing-duration>PT10S</meta:editing-duration>
    <meta:editing-cycles>1</meta:editing-cycles>
    <meta:document-statistic meta:object-count="144"/>
    <meta:generator>LibreOffice/5.1.0.3$Linux_X86_64 LibreOffice_project/5e3e00a007d9b3b6efb6797a8b8e57b51ab1f737</meta:generator>
  </office:meta>
</office:document-meta>
</file>